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6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7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3ab4e" officeooo:paragraph-rsid="0013ab4e"/>
    </style:style>
    <style:style style:name="P8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9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0" style:family="paragraph" style:parent-style-name="Table_20_Contents">
      <style:paragraph-properties style:snap-to-layout-grid="false"/>
      <style:text-properties officeooo:rsid="001c4075" officeooo:paragraph-rsid="001a06fb"/>
    </style:style>
    <style:style style:name="P11" style:family="paragraph" style:parent-style-name="Table_20_Contents">
      <style:paragraph-properties style:snap-to-layout-grid="false"/>
      <style:text-properties officeooo:rsid="0011e611" officeooo:paragraph-rsid="001b204b"/>
    </style:style>
    <style:style style:name="T1" style:family="text">
      <style:text-properties officeooo:rsid="0017ef27"/>
    </style:style>
    <style:style style:name="T2" style:family="text">
      <style:text-properties officeooo:rsid="00191f5d"/>
    </style:style>
    <style:style style:name="T3" style:family="text">
      <style:text-properties officeooo:rsid="00230c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8" text:outline-level="2"><text:file-name text:display="name">UC04.10.00 - Manter Tipo de Curs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2" office:value-type="string">
            <text:p text:style-name="P11">0<text:span text:style-name="T3">5</text:span>/0<text:span text:style-name="T3">9</text:span>/11</text:p>
          </table:table-cell>
          <table:table-cell table:style-name="Tabela1.A2" office:value-type="string">
            <text:p text:style-name="P10">Vinícius Marques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9" text:outline-level="3">Pré-condições</text:h>
      <text:list xml:id="list1340530809" text:style-name="WW8Num5">
        <text:list-item>
          <text:p text:style-name="P6">Usuário deve ter permissão de acesso;</text:p>
        </text:list-item>
        <text:list-item>
          <text:p text:style-name="P6">Usuário acionou a opção Cadastro &gt;&gt; <text:span text:style-name="T1">Tipo Curso</text:span></text:p>
        </text:list-item>
      </text:list>
      <text:h text:style-name="P9" text:outline-level="3">Atores</text:h>
      <text:p text:style-name="Text_20_body">Coordenador (primário)</text:p>
      <text:h text:style-name="P9" text:outline-level="3">Fluxo Principal</text:h>
      <text:list xml:id="list1063783170" text:continue-list="list1340530809" text:style-name="WW8Num5">
        <text:list-item text:start-value="1">
          <text:p text:style-name="P6">Sistema exibe uma lista de <text:span text:style-name="T2">Tipos de Cursos</text:span>, onde em cada linha exibe:</text:p>
          <text:list>
            <text:list-item>
              <text:p text:style-name="P6">Nome do <text:span text:style-name="T2">Tipo de Curso</text:span></text:p>
            </text:list-item>
            <text:list-item>
              <text:p text:style-name="P6">Opção Alterar</text:p>
            </text:list-item>
            <text:list-item>
              <text:p text:style-name="P7">Opção Excluir</text:p>
            </text:list-item>
          </text:list>
        </text:list-item>
        <text:list-item>
          <text:p text:style-name="P6">Sistema exibe a opção Incluir</text:p>
        </text:list-item>
        <text:list-item>
          <text:p text:style-name="P6">Caso de uso é encerado.</text:p>
        </text:list-item>
      </text:list>
      <text:h text:style-name="P9" text:outline-level="3">Pós-condições</text:h>
      <text:list xml:id="list763727340" text:continue-list="list1063783170" text:style-name="WW8Num5">
        <text:list-item text:start-value="1">
          <text:p text:style-name="P6">Sistema exibiu os <text:span text:style-name="T2">Tipos de cursos</text:span>;</text:p>
        </text:list-item>
      </text:list>
      <text:h text:style-name="P9" text:outline-level="3">Regras de Negócio</text:h>
      <text:p text:style-name="P5">N/A.</text:p>
      <text:p text:style-name="P4"/>
      <text:p text:style-name="P4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05T21:40:53</dc:date>
    <meta:editing-cycles>16</meta:editing-cycles>
    <meta:editing-duration>PT00H24M46S</meta:editing-duration>
    <meta:generator>OpenOffice.org/3.2$Linux OpenOffice.org_project/320m19$Build-9505</meta:generator>
    <meta:document-statistic meta:table-count="1" meta:image-count="0" meta:object-count="0" meta:page-count="1" meta:paragraph-count="24" meta:word-count="93" meta:character-count="538"/>
    <meta:user-defined meta:name="_DocHome" meta:value-type="float">1971586133</meta:user-defined>
  </office:meta>
</office:document-meta>
</file>